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DejaVu Serif" svg:font-family="DejaVu Serif"/>
  </office:font-face-decls>
  <office:automatic-styles>
    <style:style style:family="text" style:name="T10" style:display-name="T10">
      <style:text-properties fo:font-weight="bold"/>
    </style:style>
    <style:style style:family="text" style:name="T14" style:display-name="T14">
      <style:text-properties style:font-name="Liberation Serif" fo:font-weight="bold"/>
    </style:style>
    <style:style style:family="text" style:name="T11" style:display-name="T11">
      <style:text-properties fo:font-size="16pt" fo:font-weight="bold"/>
    </style:style>
    <style:style style:family="text" style:name="T12" style:display-name="T12">
      <style:text-properties fo:color="#000000" style:font-name="Liberation Serif" fo:font-size="12pt" fo:font-weight="normal"/>
    </style:style>
    <style:style style:family="text" style:name="T13" style:display-name="T13">
      <style:text-properties fo:color="#000000" style:font-name="Liberation Serif" fo:font-size="16pt" fo:font-weight="bold"/>
    </style:style>
    <style:style style:family="text" style:name="T1" style:display-name="T1">
      <style:text-properties fo:color="#000000" style:font-name="Liberation Serif" fo:font-size="12pt" fo:language="es" fo:country="AR" fo:font-weight="normal"/>
    </style:style>
    <style:style style:family="text" style:name="T2" style:display-name="T2">
      <style:text-properties style:font-name="DejaVu Serif" fo:font-size="12pt" fo:language="es" fo:country="AR" fo:font-weight="normal"/>
    </style:style>
    <style:style style:family="text" style:name="T3" style:display-name="T3">
      <style:text-properties style:font-name="DejaVu Serif" fo:font-size="10pt" fo:language="es" fo:country="AR" fo:font-weight="normal"/>
    </style:style>
    <style:style style:family="text" style:name="T4" style:display-name="T4">
      <style:text-properties fo:color="#000000" style:font-name="Liberation Serif" fo:font-size="16pt" fo:language="es" fo:country="AR" fo:font-weight="bold"/>
    </style:style>
    <style:style style:family="text" style:name="T5" style:display-name="T5">
      <style:text-properties fo:color="#000000" style:font-name="Liberation Serif" fo:font-size="12pt" fo:language="es" fo:country="AR" fo:font-weight="bold"/>
    </style:style>
    <style:style style:family="text" style:name="T6" style:display-name="T6">
      <style:text-properties style:font-name="Liberation Serif" fo:font-size="12pt" fo:language="es" fo:country="AR" fo:font-weight="normal"/>
    </style:style>
    <style:style style:family="text" style:name="T7" style:display-name="T7">
      <style:text-properties style:font-name="Liberation Serif" fo:font-size="16pt" fo:language="es" fo:country="AR" fo:font-weight="bold"/>
    </style:style>
    <style:style style:family="text" style:name="T8" style:display-name="T8">
      <style:text-properties style:font-name="Liberation Serif" fo:font-size="12pt" fo:language="es" fo:country="AR" fo:font-weight="bold"/>
    </style:style>
    <style:style style:family="text" style:name="T9" style:display-name="T9">
      <style:text-properties fo:font-weight="normal"/>
    </style:style>
    <style:style style:family="text" style:name="T15" style:display-name="T15">
      <style:text-properties style:font-name="Liberation Serif"/>
    </style:style>
    <style:style style:family="text" style:name="T16" style:display-name="T16">
      <style:text-properties fo:color="#000000"/>
    </style:style>
    <style:style style:family="paragraph" style:name="P9" style:display-name="P9" style:parent-style-name="Text-body">
      <style:paragraph-properties fo:text-align="center" fo:text-indent="0.0000in" fo:margin-left="0.0000in" fo:margin-right="0.0000in"/>
    </style:style>
    <style:style style:family="paragraph" style:name="P20" style:display-name="P20" style:parent-style-name="Heading-1">
      <style:paragraph-properties fo:text-align="left"/>
      <style:text-properties fo:color="#000000"/>
    </style:style>
    <style:style style:family="paragraph" style:name="P21" style:display-name="P21" style:parent-style-name="Footnote">
      <style:paragraph-properties fo:text-align="left" fo:text-indent="-0.2340in" fo:line-height="100%" fo:margin-left="0.2340in" fo:margin-right="0.0000in" fo:margin-top="0.0000in" fo:margin-bottom="0.0000in" style:writing-mode="lr"/>
    </style:style>
    <style:style style:family="paragraph" style:name="P22" style:display-name="P22" style:parent-style-name="Text-body">
      <style:paragraph-properties fo:text-align="left" style:writing-mode="lr"/>
      <style:text-properties fo:color="#000000"/>
    </style:style>
    <style:style style:family="paragraph" style:name="P23" style:display-name="P23" style:parent-style-name="Text-body">
      <style:paragraph-properties fo:text-align="end"/>
    </style:style>
    <style:style style:family="paragraph" style:name="P10" style:display-name="P10" style:parent-style-name="Text-body">
      <style:paragraph-properties fo:text-align="left" fo:text-indent="0.0000in" fo:margin-left="0.0000in" fo:margin-right="0.0000in"/>
    </style:style>
    <style:style style:family="paragraph" style:name="P11" style:display-name="P11" style:parent-style-name="Text-body">
      <style:paragraph-properties fo:text-align="center" fo:text-indent="0.0000in" fo:margin-left="0.0000in" fo:margin-right="0.0000in" style:writing-mode="lr"/>
    </style:style>
    <style:style style:family="paragraph" style:name="P12" style:display-name="P12" style:parent-style-name="Text-body">
      <style:paragraph-properties fo:text-align="left" fo:text-indent="0.0000in" fo:margin-left="0.0000in" fo:margin-right="0.0000in" style:writing-mode="lr"/>
    </style:style>
    <style:style style:family="paragraph" style:name="P13" style:display-name="P13" style:parent-style-name="Heading-2">
      <style:paragraph-properties fo:text-align="left" fo:text-indent="0.0000in" fo:margin-left="0.0000in" fo:margin-right="0.0000in"/>
    </style:style>
    <style:style style:family="paragraph" style:name="P14" style:display-name="P14">
      <style:paragraph-properties fo:break-before="page"/>
      <style:text-properties style:font-name="DejaVu Serif" fo:font-size="12pt" fo:language="es" fo:country="AR" fo:font-weight="normal"/>
    </style:style>
    <style:style style:family="paragraph" style:name="P15" style:display-name="P15" style:parent-style-name="Footnote">
      <style:paragraph-properties fo:text-align="left" fo:text-indent="-0.2347in" fo:line-height="100%" fo:margin-left="0.2347in" fo:margin-right="0.0000in" fo:margin-top="0.0000in" fo:margin-bottom="0.0000in" style:writing-mode="lr"/>
    </style:style>
    <style:style style:family="paragraph" style:name="P16" style:display-name="P16" style:parent-style-name="Text-body">
      <style:text-properties fo:color="#000000" style:font-name="DejaVu Serif" fo:font-size="12pt" fo:font-weight="normal"/>
    </style:style>
    <style:style style:family="paragraph" style:name="P17" style:display-name="P17" style:parent-style-name="Text-body">
      <style:paragraph-properties fo:text-align="left" style:writing-mode="lr"/>
      <style:text-properties fo:color="#000000" style:font-name="DejaVu Serif" fo:font-size="12pt" fo:font-weight="normal"/>
    </style:style>
    <style:style style:family="paragraph" style:name="P18" style:display-name="P18" style:parent-style-name="Heading-2">
      <style:paragraph-properties fo:text-align="left"/>
      <style:text-properties fo:color="#000000"/>
    </style:style>
    <style:style style:family="paragraph" style:name="P19" style:display-name="P19" style:parent-style-name="Text-body">
      <style:paragraph-properties fo:text-align="left"/>
      <style:text-properties fo:color="#000000"/>
    </style:style>
    <style:style style:family="paragraph" style:name="P1" style:display-name="P1" style:parent-style-name="Normal">
      <style:paragraph-properties fo:break-before="page"/>
    </style:style>
    <style:style style:family="paragraph" style:name="P2" style:display-name="P2">
      <style:paragraph-properties fo:break-before="page"/>
    </style:style>
    <style:style style:family="paragraph" style:name="P3" style:display-name="P3" style:parent-style-name="Footnote">
      <style:paragraph-properties fo:text-align="left" fo:text-indent="-0.2354in" fo:line-height="100%" fo:margin-left="0.2354in" fo:margin-right="0.0000in" fo:margin-top="0.0000in" fo:margin-bottom="0.0000in" style:writing-mode="lr"/>
    </style:style>
    <style:style style:family="paragraph" style:name="P4" style:display-name="P4" style:parent-style-name="Text-body">
      <style:text-properties fo:color="#000000" style:font-name="DejaVu Serif" fo:font-size="12pt" fo:language="es" fo:country="AR" fo:font-weight="normal"/>
    </style:style>
    <style:style style:family="paragraph" style:name="P5" style:display-name="P5" style:parent-style-name="Text-body">
      <style:paragraph-properties fo:text-align="center" fo:text-indent="0.0000in" fo:line-height="115%" fo:margin-left="0.0000in" fo:margin-right="0.0000in" fo:margin-top="0.0000in" fo:margin-bottom="0.0965in" style:writing-mode="lr"/>
    </style:style>
    <style:style style:family="paragraph" style:name="P6" style:display-name="P6" style:parent-style-name="Text-body">
      <style:paragraph-properties fo:text-align="left" fo:text-indent="0.0000in" fo:line-height="115%" fo:margin-left="0.0000in" fo:margin-right="0.0000in" fo:margin-top="0.0000in" fo:margin-bottom="0.0965in" style:writing-mode="lr"/>
    </style:style>
    <style:style style:family="paragraph" style:name="P7" style:display-name="P7" style:parent-style-name="Text-body">
      <style:paragraph-properties fo:text-align="left" fo:text-indent="0.0000in" fo:line-height="115%" fo:margin-left="0.0000in" fo:margin-right="0.0000in" fo:margin-top="0.0000in" fo:margin-bottom="0.0972in" style:writing-mode="lr"/>
    </style:style>
    <style:style style:family="paragraph" style:name="P8" style:display-name="P8" style:parent-style-name="Heading-2">
      <style:paragraph-properties fo:text-align="left" fo:text-indent="0.0000in" fo:line-height="100%" fo:margin-left="0.0000in" fo:margin-right="0.0000in" fo:margin-top="0.1389in" fo:margin-bottom="0.0833in" style:writing-mode="lr"/>
    </style:style>
    <style:style style:family="section" style:name="Sect1" style:display-name="Sect1"/>
    <style:page-layout style:name="PLayout2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  <style:page-layout style:name="Standard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body>
    <office:text>
      <text:section text:style-name="Sect1" text:name="Section1">
        <text:p text:style-name="P1"/>
        <text:p text:style-name="Title">Informe etapa I</text:p>
        <text:p text:style-name="Subtitle">Cumplimiento de estándares</text:p>
        <text:p text:style-name="Text-body"/>
        <text:h text:style-name="Heading-1" text:outline-level="1">Sección 1</text:h>
        <text:p text:style-name="Text-body"><text:span text:style-name="T1">Se valido la estructura html de las paginas web mediante un validador de html online</text:span><text:note text:id="note1" text:note-class="footnote"><text:note-citation>3</text:note-citation><text:note-body>    <text:p text:style-name="P2"><text:span text:style-name="T2"/></text:p>
    <text:p text:style-name="P3"><text:span text:style-name="T3"> </text:span><text:span text:style-name="T3">http://validator.w3.org/</text:span></text:p>
</text:note-body></text:note><text:span text:style-name="T1">. El mismo arrojo los siguientes resultados, los cuales tienen asociados su respectiva solución:</text:span></text:p>
        <text:p text:style-name="Text-body"><text:span text:style-name="T4">Index.html</text:span></text:p>
        <text:p text:style-name="P4"><text:span text:style-name="T5">Error:</text:span><text:span text:style-name="T1"> El elemento li no esta contenido dentro de las etiquetas &lt;ul&gt; o &lt;ol&gt;.</text:span></text:p>
        <text:p text:style-name="P5"><text:span text:style-name="T6">&lt;li class="izquierda" id="encabezadoSm"&gt;</text:span></text:p>
        <text:p text:style-name="P6"><text:span text:style-name="T6">Solución: Se remplazó la etiqueta “li” por “div”.</text:span></text:p>
        <text:p text:style-name="P6"/>
        <text:p text:style-name="P6"><text:span text:style-name="T5">Error:</text:span><text:span text:style-name="T1"> El atributo “src” de la etiqueta del elemento img no puede ser nulo.</text:span></text:p>
        <text:p text:style-name="P5"><text:span text:style-name="T6">&lt;img src="" id="logo" class="logo izquierda" alt="Logo"&gt;</text:span></text:p>
        <text:p text:style-name="P6"><text:span text:style-name="T6">Solución: Se agregó el valor “logo.png” al atributo src del elemento img.</text:span></text:p>
        <text:p text:style-name="P7"/>
        <text:p text:style-name="P7"><text:span text:style-name="T5">Error:</text:span><text:span text:style-name="T1"> Los atributos no están separados por espacios.</text:span></text:p>
        <text:p text:style-name="P5"><text:span text:style-name="T6">class="label1"for="nav-check"</text:span></text:p>
        <text:p text:style-name="P6"><text:span text:style-name="T6">Solución: Los atributos fueron separados con un espacio.</text:span></text:p>
        <text:p text:style-name="P6"/>
        <text:p text:style-name="P6"><text:span text:style-name="T5">Error:</text:span><text:span text:style-name="T1"> Atributo “width“ invalido para el elemento “input“.</text:span></text:p>
        <text:p text:style-name="P5"><text:span text:style-name="T6">&lt;input class="estiloInput" id="bus" type="text" name="buscador" placeholder="Buscar..." width="160px"&gt;</text:span></text:p>
        <text:p text:style-name="P6"><text:span text:style-name="T6">Solución: Se eliminó el atributo width.</text:span></text:p>
        <text:p text:style-name="P6"/>
        <text:p text:style-name="P6"/>
        <text:h text:style-name="P8" text:outline-level="2"><text:span text:style-name="T7">Admin.html</text:span></text:h>
        <text:h text:style-name="P8" text:outline-level="2"><text:span text:style-name="T8">Error:</text:span><text:span text:style-name="T6"> el atributo “title“ del elemento input con id “bus” no puede ser nulo.</text:span></text:h>
        <text:p text:style-name="P9"><text:span text:style-name="T1">&lt;input class="estiloInput" id="bus" type="text" name="buscador" placeholder="Buscar..."&gt;</text:span></text:p>
        <text:p text:style-name="P10"><text:span text:style-name="T9">Solución: Se agrego el valor “caja de búsqueda“ al atributo title.</text:span></text:p>
        <text:p text:style-name="P10"><text:span text:style-name="T10">Error:</text:span><text:span text:style-name="T9"> el atributo “alt” del elemento “img” debería ser mas largo.</text:span></text:p>
        <text:p text:style-name="P9"><text:span text:style-name="T9">&lt;img alt="logo" src="logo.jpg" id= «logo» class="logo izquierda"&gt;</text:span></text:p>
        <text:p text:style-name="P10"><text:span text:style-name="T9">Solución: Se remplazo el valor del atributo alt por “Logo de la pagina“.</text:span></text:p>
        <text:p text:style-name="P10"><text:span text:style-name="T11">Login.html</text:span></text:p>
        <text:p text:style-name="P10"><text:span text:style-name="T10">Error</text:span><text:span text:style-name="T9">: el elemento “label” debe tener el atributo “for” con el valor del id del input al que referencia.</text:span></text:p>
        <text:p text:style-name="P9">&lt;label class="estiloLabel"&gt;Usuario&lt;label&gt;</text:p>
        <text:p text:style-name="P11">&lt;input id="inputUsuario" title="introduccion usuario" class="estiloInput2" type="text" name="usuario" placeholder="Usuario" required&gt;</text:p>
        <text:p text:style-name="P12"><text:span text:style-name="T10">Error: </text:span><text:span text:style-name="T9">el atributo “action“ de elemento “form“ no puede ser nulo.</text:span></text:p>
        <text:p text:style-name="P11"><text:span text:style-name="T9">&lt;form class="loginForm"&gt;</text:span></text:p>
        <text:p text:style-name="P12"><text:span text:style-name="T9">Solucion: agrego el valor “admin.html“ al atributo “action“ del elemento form.</text:span></text:p>
        <text:h text:style-name="P13" text:outline-level="2">Sección 1.1 </text:h>
        <text:p text:style-name="Text-body">En cuanto a errores que no se pudieron resolver, ninguno se presento durante la validación de la estructura html de la pagina.</text:p>
        <text:h text:style-name="Heading-1" text:outline-level="1">Sección 2</text:h>
        <text:p text:style-name="P16"><text:span text:style-name="T12">Se valido la estructura css de las paginas web mediante un validador de css online</text:span><text:note text:id="note2" text:note-class="footnote"><text:note-citation>15</text:note-citation><text:note-body>    <text:p text:style-name="P14"><text:span text:style-name="T2"/></text:p>
    <text:p text:style-name="P15"><text:span text:style-name="T3"> http://jigsaw.w3.org/css-validator</text:span></text:p>
</text:note-body></text:note><text:span text:style-name="T12">. El mismo arrojo los siguientes resultados, los cuales tienen asociados su respectiva solución:</text:span></text:p>
        <text:p text:style-name="P16"><text:span text:style-name="T13">Estilos.css</text:span></text:p>
        <text:p text:style-name="P17"><text:span text:style-name="T14">Error:</text:span><text:span text:style-name="T15">Propiedad no válida: background-color #90c3d400 no es un valor valido.</text:span></text:p>
        <text:p text:style-name="P17"><text:span text:style-name="T15">Solución: Se cambió el valor de background-color a rgba(0,0,0,0).</text:span></text:p>
        <text:p text:style-name="P17"/>
        <text:p text:style-name="P17"><text:span text:style-name="T14">Error:</text:span><text:span text:style-name="T15"> </text:span>Propiedad no válida: position none no es un valor valido.</text:p>
        <text:p text:style-name="P17">Solución: Se eliminó position: none de la especificación.</text:p>
        <text:h text:style-name="P18" text:outline-level="2">Sección 2.1</text:h>
        <text:p text:style-name="P19"><text:span text:style-name="T1">En cuanto a errores que no se pudieron resolver, ninguno se presento durante la validación de la estructura css de la pagina.</text:span></text:p>
        <text:h text:style-name="P20" text:outline-level="1"><text:span text:style-name="T16">Sección 3</text:span></text:h>
        <text:p text:style-name="P19"><text:span text:style-name="T1">Se valido la accesibilidad de las paginas web mediante un validador de accesibilidad online</text:span><text:note text:id="note3" text:note-class="footnote"><text:note-citation>18</text:note-citation><text:note-body>    <text:p text:style-name="P2"><text:span text:style-name="T2"/></text:p>
    <text:p text:style-name="P21"><text:span text:style-name="T3"> http://simor.linti.unlp.edu.ar</text:span></text:p>
</text:note-body></text:note><text:span text:style-name="T1">. El mismo arrojo los siguientes resultados, los cuales tienen asociados su respectiva solución:</text:span></text:p>
        <text:p text:style-name="P22"><text:span text:style-name="T10">WCAG2 Regla 016</text:span><text:span text:style-name="T9">:</text:span><text:span text:style-name="T10"> </text:span>Parte del texto del elemento &lt;h1&gt; debe estar contenido en el texto del elemento &lt;title&gt;.</text:p>
        <text:p text:style-name="P22"><text:span text:style-name="T10">WCAG2 Regla 017: </text:span>No debe haber mas de 2 elementos &lt;h1&gt; en un documento.</text:p>
        <text:p text:style-name="P22">Solución: se remplazaron todos los elementos h1 por h2.</text:p>
        <text:p text:style-name="P22"><text:span text:style-name="T5">WCAG2 Regla 025: </text:span>El elemento &lt;title&gt; debe tener más de una palabra</text:p>
        <text:p text:style-name="P22">Solución: se amplio la longitud del elemento “title”</text:p>
        <text:p text:style-name="P22"><text:span text:style-name="T10">WCAG2 Regla 040: </text:span>Los enlaces que apuntan a distintos href's, deben tener diferente texto (de contenido)</text:p>
        <text:p text:style-name="P22">Solución: se cambiaron los valores del atributo href de los enlaces para que sean distintos entre ellos.</text:p>
        <text:p text:style-name="P22"><text:span text:style-name="T10">WCAG2 Regla 044: </text:span>El propósito del link debe estar determinado por el contexto.</text:p>
        <text:p text:style-name="P22">Solución: Se cambiaron los enlaces por botones.</text:p>
        <text:h text:style-name="P18" text:outline-level="2">Sección 3.1</text:h>
        <text:p text:style-name="P19"><text:span text:style-name="T1">En cuanto a errores que no se pudieron resolver:</text:span></text:p>
        <text:p text:style-name="P22"><text:span text:style-name="T10">WCAG2 Regla 072 (Advertencia): </text:span>Las instrucciones y funcionamiento deberán ser accesibles y no depender únicamente de color, tamaño, ubicación o sonido.</text:p>
        <text:p text:style-name="P19">Motivo: no se pudo determinar a que problema hace referencia la advertencia.</text:p>
        <text:p text:style-name="P19"/>
        <text:h text:style-name="P20" text:outline-level="1">Conclusiones</text:h>
        <text:p text:style-name="Text-body">Se corrigieron todos los errores obtenidos de las validaciones tanto de html como de css y gran parte de los errores informados por las validaciones de accesibilidad.</text:p>
        <text:p text:style-name="Text-body">Se tomo conciencia acerca de las reglas que involucra html y css y las políticas a seguir para otorgar accesibilidad a las paginas.</text:p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DejaVu Serif" svg:font-family="DejaVu Serif"/>
  </office:font-face-decls>
  <office:styles>
    <style:default-style style:family="paragraph">
      <style:paragraph-properties style:tab-stop-distance="1.251cm"/>
    </style:default-style>
    <style:style style:family="text" style:name="Footnote-anchor-text-text" style:display-name="Footnote anchor_text_text">
      <style:text-properties style:text-position="33%"/>
    </style:style>
    <style:style style:family="text" style:name="Footnote-anchor-text-text-text" style:display-name="Footnote anchor_text_text_text">
      <style:text-properties style:text-position="33%"/>
    </style:style>
    <style:style style:family="text" style:name="Footnote-anchor-text" style:display-name="Footnote anchor_text" style:next-style-name="Footnote-anchor-text">
      <style:text-properties style:text-position="33%"/>
    </style:style>
    <style:style style:family="text" style:name="Footnote-Reference-text-text" style:display-name="Footnote Reference_text_text">
      <style:text-properties style:text-position="33%" fo:font-size="10pt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s" fo:country="AR"/>
    </style:style>
    <style:style style:family="paragraph" style:name="Heading-1" style:display-name="Heading 1" style:parent-style-name="Heading" style:next-style-name="Text-body">
      <style:paragraph-properties fo:margin-top="0.423cm" fo:margin-bottom="0.212cm"/>
      <style:text-properties fo:font-size="18pt" fo:font-weight="bold"/>
    </style:style>
    <style:style style:family="paragraph" style:name="Footnote" style:display-name="Footnote" style:parent-style-name="Normal" style:next-style-name="Footnote">
      <style:paragraph-properties fo:text-indent="-0.598cm" fo:margin-left="0.598cm" fo:margin-right="0cm"/>
      <style:text-properties fo:font-size="10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er" style:display-name="Header" style:parent-style-name="Normal" style:next-style-name="Header">
      <style:paragraph-properties>
        <style:tab-stops>
          <style:tab-stop style:type="center" style:position="3.345833in"/>
          <style:tab-stop style:type="right" style:position="6.692361in"/>
        </style:tab-stops>
      </style:paragraph-properties>
    </style:style>
    <style:style style:family="paragraph" style:name="Heading-2" style:display-name="Heading 2" style:parent-style-name="Heading" style:next-style-name="Text-body">
      <style:paragraph-properties fo:margin-top="0.353cm" fo:margin-bottom="0.212cm"/>
      <style:text-properties fo:font-size="16pt" fo:font-weight="bold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Subtitle" style:display-name="Subtitle" style:parent-style-name="Heading" style:next-style-name="Text-body">
      <style:paragraph-properties fo:text-align="center" fo:margin-top="0.106cm" fo:margin-bottom="0.212cm"/>
      <style:text-properties fo:font-size="18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Illustration" style:display-name="Illustration" style:parent-style-name="Caption" style:next-style-name="Illustration">
      <style:paragraph-properties fo:text-align="center"/>
    </style:style>
  </office:styles>
  <office:automatic-styles>
    <style:style style:family="paragraph" style:name="P2" style:display-name="P2" style:parent-style-name="Normal">
      <style:paragraph-properties fo:text-align="end" fo:border-bottom="0.06pt solid #000000" fo:padding-bottom="0.049cm" fo:padding-left="0.049cm" fo:padding-right="0.049cm" fo:padding-top="0.049cm"/>
    </style:style>
    <style:style style:family="paragraph" style:name="P1" style:display-name="P1" style:parent-style-name="Normal">
      <style:paragraph-properties fo:text-align="end"/>
    </style:style>
    <style:page-layout style:name="Standard">
      <style:page-layout-properties fo:page-width="8.267717in" fo:page-height="11.692913in" style:print-orientation="portrait"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master-styles>
    <style:master-page style:name="Standard" style:page-layout-name="Standard">
      <style:header>
        <text:p text:style-name="P1">Proyecto de Software </text:p>
        <text:p text:style-name="P2">Cursada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8-09-06T12:20:55.973547773</meta:creation-date>
    <dc:date>Thu Sep 13 18:05:29 2018
</dc:date>
  </office:meta>
</office:document-meta>
</file>